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e0080" officeooo:paragraph-rsid="001e0080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7efd1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f6f16" officeooo:paragraph-rsid="001f6f16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0686d" officeooo:paragraph-rsid="0020686d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c239a" officeooo:paragraph-rsid="002c239a" fo:background-color="transparent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officeooo:rsid="002230a2" officeooo:paragraph-rsid="002230a2"/>
    </style:style>
    <style:style style:name="P11" style:family="paragraph" style:parent-style-name="Standard">
      <style:paragraph-properties style:line-height-at-least="0.503cm"/>
      <style:text-properties fo:color="#c9211e" loext:opacity="100%" style:font-name="Droid Sans Mono" fo:font-size="10.5pt" fo:font-weight="normal" officeooo:rsid="002230a2" officeooo:paragraph-rsid="002230a2" fo:background-color="transparent"/>
    </style:style>
    <style:style style:name="P12" style:family="paragraph" style:parent-style-name="Standard">
      <style:paragraph-properties style:line-height-at-least="0.503cm"/>
      <style:text-properties fo:color="#c9211e" loext:opacity="100%" style:font-name="Droid Sans Mono" fo:font-size="10.5pt" fo:font-weight="normal" officeooo:rsid="001f6f16" officeooo:paragraph-rsid="001f6f16" fo:background-color="transparent"/>
    </style:style>
    <style:style style:name="P13" style:family="paragraph" style:parent-style-name="Text_20_body">
      <style:paragraph-properties fo:text-align="start" style:justify-single-word="false"/>
      <style:text-properties fo:color="#c9211e" loext:opacity="100%" officeooo:rsid="001e0080" officeooo:paragraph-rsid="001e0080"/>
    </style:style>
    <style:style style:name="P14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15" style:family="paragraph">
      <style:paragraph-properties fo:text-align="center"/>
    </style:style>
    <style:style style:name="T1" style:family="text">
      <style:text-properties officeooo:rsid="001f6f16"/>
    </style:style>
    <style:style style:name="T2" style:family="text">
      <style:text-properties officeooo:rsid="00235a90"/>
    </style:style>
    <style:style style:name="T3" style:family="text">
      <style:text-properties officeooo:rsid="00247d4d"/>
    </style:style>
    <style:style style:name="T4" style:family="text">
      <style:text-properties officeooo:rsid="0026207e"/>
    </style:style>
    <style:style style:name="T5" style:family="text">
      <style:text-properties officeooo:rsid="0027efd1"/>
    </style:style>
    <style:style style:name="T6" style:family="text">
      <style:text-properties officeooo:rsid="00299874"/>
    </style:style>
    <style:style style:name="T7" style:family="text">
      <style:text-properties officeooo:rsid="002a2cc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draw:line text:anchor-type="paragraph" draw:z-index="0" draw:name="Linie 1" draw:style-name="gr1" draw:text-style-name="P15" svg:x1="0.042cm" svg:y1="1.405cm" svg:x2="17.267cm" svg:y2="1.406cm"><text:p/></draw:line><text:span text:style-name="T1">If Statements</text:span>:</text:h>
      <text:p text:style-name="P3"/>
      <text:p text:style-name="P3"/>
      <text:p text:style-name="P2">Aufgabe 1:</text:p>
      <text:p text:style-name="P4">Schreibe eine Methode die Uerberprueft, ob eine Zahl zwischen 10 &amp; 1<text:span text:style-name="T7">5</text:span> liegt.</text:p>
      <text:p text:style-name="P6">Das Format der Methode: </text:p>
      <text:p text:style-name="P6"/>
      <text:p text:style-name="P6">between10And1<text:span text:style-name="T7">5</text:span>(number:int) : <text:span text:style-name="T1">boolean</text:span></text:p>
      <text:p text:style-name="P6"/>
      <text:p text:style-name="P5">Wenn die Number zwischen 10 und 1<text:span text:style-name="T7">5</text:span> ist, soll eine Konsolenausgabe mit dem Text: "Die <text:span text:style-name="T5">N</text:span>ummer ist zwischen 10 und 15" <text:span text:style-name="T6">ausgegeben werden.</text:span></text:p>
      <text:p text:style-name="P5"/>
      <text:p text:style-name="P7">Aufgabe 2: </text:p>
      <text:p text:style-name="P7"/>
      <text:p text:style-name="P7">Ergaenze die oben erstellte Methode durch eine weitere Info. Wenn die Zahle ueber 15 ist soll eine Meldung augegeben werden.</text:p>
      <text:p text:style-name="P5">Wenn die Zahl kleiner als 10 ist dann soll ebenfalls der Nutzer darueber ueber die Konsole informiert werden</text:p>
      <text:p text:style-name="P5"/>
      <text:p text:style-name="P7">Aufgabe 3:</text:p>
      <text:p text:style-name="P7"/>
      <text:p text:style-name="P7">Erstelle ein String Array mit fester Laenge und fuelle dieses Array mit Strings deiner Wahl. </text:p>
      <text:p text:style-name="P5">Die Inputparameter sind einerseits das Array und andererseits die ueberpruefte Laenger der String</text:p>
      <text:p text:style-name="P5">Schreibe eine Methode, die die Anzahl an Strings des Arrays zurueckgibt, die ueber einer Laenge bestimmten sind. </text:p>
      <text:p text:style-name="P8">Wenn die Laenge der zu ueberpruefenden namen kleiner als 0 ist soll nicht zurueckgegeben werden</text:p>
      <text:p text:style-name="P7"/>
      <text:p text:style-name="P9">ElementsinStringGreaterThan ( String [] input_array , 5) : int</text:p>
      <text:p text:style-name="P7"/>
      <text:p text:style-name="P7"/>
      <text:p text:style-name="P11">Aufgabe 4:</text:p>
      <text:p text:style-name="P11"/>
      <text:p text:style-name="P11">Java: if-else-4: Alterspr<text:span text:style-name="T2">ue</text:span>fung mit Scanner-Eingabe</text:p>
      <text:p text:style-name="P11"/>
      <text:p text:style-name="P11">Schreibe ein Programm, das folgende Anforderungen erf<text:span text:style-name="T2">ue</text:span>llt:</text:p>
      <text:p text:style-name="P11">- Es wird eine Konsoleneingabe entgegengenommen, in der das Alter abgefragt wird.</text:p>
      <text:p text:style-name="P11">- Die Altersangabe wird <text:span text:style-name="T2">ue</text:span>berpr<text:span text:style-name="T2">ue</text:span>ft: Liegt der Wert unter 18, wird die Meldung "Zugang verweigert" ausgegeben.</text:p>
      <text:p text:style-name="P11"/>
      <text:p text:style-name="P11"/>
      <text:p text:style-name="P11">ERG<text:span text:style-name="T2">AE</text:span>NZUNG 1:</text:p>
      <text:p text:style-name="P11">Arbeiten Sie mit zwei Methoden: Eine, die die Eingabe organisiert und eine, die die Alters<text:span text:style-name="T2">ue</text:span>berpr<text:span text:style-name="T2">ue</text:span>fung + Ausgabe der Meldung.</text:p>
      <text:p text:style-name="P12"><text:soft-page-break/></text:p>
      <text:p text:style-name="P13"/>
      <text:p text:style-name="P13"/>
      <text:p text:style-name="P13"/>
      <text:p text:style-name="P10">Aufgabe 5:</text:p>
      <text:p text:style-name="P10"/>
      <text:p text:style-name="P10">Schreibe ein Programm, <text:span text:style-name="T4">was den Benutzer ein Password eingeben laesst. (Wenn der Text den Wert „meinPassw8rd“ entspricht, dann soll der Nutzer ueber die gueltige Eingbae informiert werden. </text:span></text:p>
      <text:p text:style-name="P10">Es wird ein Passwort abgefragt (Konsoleneingabe), das Passwort wird auf Korrektheit <text:span text:style-name="T3">ue</text:span>berpr<text:span text:style-name="T3">ue</text:span>ft</text:p>
      <text:p text:style-name="P10">(Achtung: Bei String-Vergleichen mit der Methode equals() arbeiten!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04T17:48:22.402390670</dc:date>
    <meta:editing-duration>PT46M2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77" meta:character-count="1868" meta:non-whitespace-character-count="1611"/>
  </office:meta>
</office:document-meta>
</file>